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5" table:number-columns-repeated="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5" table:number-columns-repeated="4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table:number-columns-repeated="64"/>
        </table:table-row>
        <table:table-row table:style-name="ro1" table:number-rows-repeated="2">
          <table:table-cell table:number-columns-repeated="11"/>
          <table:table-cell table:style-name="Default" table:number-columns-repeated="6"/>
          <table:table-cell table:number-columns-repeated="47"/>
        </table:table-row>
        <table:table-row table:style-name="ro1">
          <table:table-cell/>
          <table:table-cell office:value-type="string" calcext:value-type="string">
            <text:p>111111</text:p>
          </table:table-cell>
          <table:table-cell/>
          <table:table-cell table:number-columns-repeated="6" office:value-type="string" calcext:value-type="string">
            <text:p>1</text:p>
          </table:table-cell>
          <table:table-cell table:number-columns-repeated="2"/>
          <table:table-cell table:number-columns-repeated="6"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00000</text:p>
          </table:table-cell>
          <table:table-cell/>
          <table:table-cell table:number-columns-repeated="6" office:value-type="string" calcext:value-type="string">
            <text:p>0</text:p>
          </table:table-cell>
          <table:table-cell table:number-columns-repeated="2"/>
          <table:table-cell table:number-columns-repeated="6"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1000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00010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1011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11010</text:p>
          </table:table-cell>
          <table:table-cell/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00010</text:p>
          </table:table-cell>
          <table:table-cell/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1000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10111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11011</text:p>
          </table:table-cell>
          <table:table-cell/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/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0011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/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11000</text:p>
          </table:table-cell>
          <table:table-cell/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/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11101</text:p>
          </table:table-cell>
          <table:table-cell/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0111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00100</text:p>
          </table:table-cell>
          <table:table-cell/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/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0100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11001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00110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00011</text:p>
          </table:table-cell>
          <table:table-cell/>
          <table:table-cell table:number-columns-repeated="4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10000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010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00101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00000</text:p>
          </table:table-cell>
          <table:table-cell/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00001</text:p>
          </table:table-cell>
          <table:table-cell/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11001</text:p>
          </table:table-cell>
          <table:table-cell/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00111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00001</text:p>
          </table:table-cell>
          <table:table-cell/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11110</text:p>
          </table:table-cell>
          <table:table-cell/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1001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011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11100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01110</text:p>
          </table:table-cell>
          <table:table-cell/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11100</text:p>
          </table:table-cell>
          <table:table-cell/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/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01111</text:p>
          </table:table-cell>
          <table:table-cell/>
          <table:table-cell table:number-columns-repeated="2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01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00101</text:p>
          </table:table-cell>
          <table:table-cell/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10101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0101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1010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0101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00011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1000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11111</text:p>
          </table:table-cell>
          <table:table-cell/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11110</text:p>
          </table:table-cell>
          <table:table-cell/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11000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00110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11010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1011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11101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0111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01001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00100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10100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01011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01101</text:p>
          </table:table-cell>
          <table:table-cell/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01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10110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11011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10010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1001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1001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01100</text:p>
          </table:table-cell>
          <table:table-cell/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01010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0101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8T17:32:20.443000000</dc:date>
    <meta:editing-duration>P1DT18H52M17S</meta:editing-duration>
    <meta:editing-cycles>2</meta:editing-cycles>
    <meta:generator>LibreOffice/7.0.1.2$Windows_X86_64 LibreOffice_project/7cbcfc562f6eb6708b5ff7d7397325de9e764452</meta:generator>
    <meta:document-statistic meta:table-count="1" meta:cell-count="832" meta:object-count="0"/>
  </office:meta>
</office:document-meta>
</file>